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67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2374in" fo:break-before="auto" style:use-optimal-row-height="true"/>
    </style:style>
    <style:style style:name="ro10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text-position="" style:font-name="DejaVu Sans" fo:font-size="13pt" style:font-size-asian="13pt" style:font-size-complex="13pt"/>
    </style:style>
    <style:style style:name="ce12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ext-properties style:font-name="DejaVu Sans" fo:font-size="13pt" style:font-size-asian="13pt" style:font-size-complex="13pt"/>
    </style:style>
    <style:style style:name="ce24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32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fo:color="#1a1a1a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size-asian="12pt" style:font-size-complex="12pt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8" table:number-columns-repeated="1019" table:default-cell-style-name="ce23"/>
        <table:table-row table:style-name="ro1">
          <table:table-cell table:style-name="ce22" office:value-type="string" calcext:value-type="string">
            <text:p>Behavior 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hel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PHP</text:p>
          </table:table-cell>
          <table:table-cell table:style-name="ce22" table:number-columns-repeated="1018"/>
        </table:table-row>
        <table:table-row table:style-name="ro7">
          <table:table-cell table:style-name="ce24" office:value-type="string" calcext:value-type="string">
            <text:p>sarg-missing-arg</text:p>
          </table:table-cell>
          <table:table-cell table:style-name="ce24" office:value-type="string" calcext:value-type="string">
            <text:p>Raise error on missing argument for single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marg-missing-arg</text:p>
          </table:table-cell>
          <table:table-cell table:style-name="ce24" office:value-type="string" calcext:value-type="string">
            <text:p>Raise error on missing argument for multiple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marg-arg-stop-at-on</text:p>
          </table:table-cell>
          <table:table-cell table:style-name="ce24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marg-arg-append</text:p>
          </table:table-cell>
          <table:table-cell table:style-name="ce24" office:value-type="string" calcext:value-type="string">
            <text:p>Append arguments of all multi-argument option appari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marg-max-rule</text:p>
          </table:table-cell>
          <table:table-cell table:style-name="ce24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marg-invalid-arg-null</text:p>
          </table:table-cell>
          <table:table-cell table:style-name="ce24" office:value-type="string" calcext:value-type="string">
            <text:p>If argument does not validate multi argument specs, add as null value</text:p>
          </table:table-cell>
          <table:table-cell table:number-columns-repeated="2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grp-subgrp</text:p>
          </table:table-cell>
          <table:table-cell table:style-name="ce24" office:value-type="string" calcext:value-type="string">
            <text:p>Option group may contains sub group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grp-set-cascade</text:p>
          </table:table-cell>
          <table:table-cell table:style-name="ce24" office:value-type="string" calcext:value-type="string">
            <text:p>Mark all parent groups as present (set) when a sub option is se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xgrp-same-option</text:p>
          </table:table-cell>
          <table:table-cell table:style-name="ce24" office:value-type="string" calcext:value-type="string">
            <text:p>The same option of an exclusive group can appear more than once without erro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xgrp-mutex</text:p>
          </table:table-cell>
          <table:table-cell table:style-name="ce24" office:value-type="string" calcext:value-type="string">
            <text:p>Check mutual exclusion rule in exclusive groups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name</text:p>
          </table:table-cell>
          <table:table-cell table:style-name="ce24" office:value-type="string" calcext:value-type="string">
            <text:p>A sub command name must appear as the first positional argumen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alias-name</text:p>
          </table:table-cell>
          <table:table-cell table:style-name="ce24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options</text:p>
          </table:table-cell>
          <table:table-cell table:style-name="ce24" office:value-type="string" calcext:value-type="string">
            <text:p>Subcommand options suppor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aliasing-before-sc</text:p>
          </table:table-cell>
          <table:table-cell table:style-name="ce24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aliasing-after-sc</text:p>
          </table:table-cell>
          <table:table-cell table:style-name="ce24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firstarg-exception</text:p>
          </table:table-cell>
          <table:table-cell table:style-name="ce24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son-combined-arg-at-last</text:p>
          </table:table-cell>
          <table:table-cell table:style-name="ce24" office:value-type="string" calcext:value-type="string">
            <text:p>A (multi)argument option appears in the short option name combina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lon-arg-combined-switch</text:p>
          </table:table-cell>
          <table:table-cell table:style-name="ce24" office:value-type="string" calcext:value-type="string">
            <text:p>Silently ignore switch combined argument if the value Is empty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9">
          <table:table-cell table:style-name="ce32" office:value-type="string" calcext:value-type="string">
            <text:p>lon-arg-combined-empty-arg</text:p>
          </table:table-cell>
          <table:table-cell table:style-name="ce24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oa-outofcontext</text:p>
          </table:table-cell>
          <table:table-cell table:style-name="ce24" office:value-type="string" calcext:value-type="string">
            <text:p>Ignore eod-of-argument behavior outside of multi-argument option parsing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oa-firstarg-exception</text:p>
          </table:table-cell>
          <table:table-cell table:style-name="ce24" office:value-type="string" calcext:value-type="string">
            <text:p>Do not consider – as the first argument of the current multi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eoa</text:p>
          </table:table-cell>
          <table:table-cell table:style-name="ce24" office:value-type="string" calcext:value-type="string">
            <text:p>Escape end-of-arguments marker by prefixing it with a backslash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eoo</text:p>
          </table:table-cell>
          <table:table-cell table:style-name="ce24" office:value-type="string" calcext:value-type="string">
            <text:p>Escape end-of-options marker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escape-son</text:p>
          </table:table-cell>
          <table:table-cell table:style-name="ce24" office:value-type="string" calcext:value-type="string">
            <text:p>Escape short option name marker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lon</text:p>
          </table:table-cell>
          <table:table-cell table:style-name="ce24" office:value-type="string" calcext:value-type="string">
            <text:p>Escape long option name marker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unescape</text:p>
          </table:table-cell>
          <table:table-cell table:style-name="ce24" office:value-type="string" calcext:value-type="string">
            <text:p>Remove leading backslash when escaped marker is stored as (positional) argumen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parse-unexpected-option</text:p>
          </table:table-cell>
          <table:table-cell table:style-name="ce24" office:value-type="string" calcext:value-type="string">
            <text:p>Parse option normally even if the option breaks a mutually exclusive rule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arse-call-all-validators</text:p>
          </table:table-cell>
          <table:table-cell table:style-name="ce24" office:value-type="string" calcext:value-type="string">
            <text:p>Call all argument validators (even if a preceding one failed to validate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required</text:p>
          </table:table-cell>
          <table:table-cell table:style-name="ce24" office:value-type="string" calcext:value-type="string">
            <text:p>Look for missing required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32" office:value-type="string" calcext:value-type="string">
            <text:p>postproc-required-in-xgrp</text:p>
          </table:table-cell>
          <table:table-cell table:style-name="ce24" office:value-type="string" calcext:value-type="string">
            <text:p>Inside exclusive groups, the required rule for option O applies only if the group selected option is O or an ancestor of O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postproc-marg-minmax</text:p>
          </table:table-cell>
          <table:table-cell table:style-name="ce24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sarg-default</text:p>
          </table:table-cell>
          <table:table-cell table:style-name="ce24" office:value-type="string" calcext:value-type="string">
            <text:p>Set single argument default value if the option was not present and does not break mutual-exclusion rule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unset-option</text:p>
          </table:table-cell>
          <table:table-cell table:style-name="ce24" office:value-type="string" calcext:value-type="string">
            <text:p>Unset present options which does not validate the post-processing phase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validation-number</text:p>
          </table:table-cell>
          <table:table-cell table:style-name="ce24" office:value-type="string" calcext:value-type="string">
            <text:p>Check if argument is a number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validation-number-range</text:p>
          </table:table-cell>
          <table:table-cell table:style-name="ce24" office:value-type="string" calcext:value-type="string">
            <text:p>Check if a number argument is between a given interval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pathexists</text:p>
          </table:table-cell>
          <table:table-cell table:style-name="ce24" office:value-type="string" calcext:value-type="string">
            <text:p>Validate existence of filesystem item existence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pathaccess</text:p>
          </table:table-cell>
          <table:table-cell table:style-name="ce24" office:value-type="string" calcext:value-type="string">
            <text:p>Validate filesystem item permissions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validation-pathkind</text:p>
          </table:table-cell>
          <table:table-cell table:style-name="ce24" office:value-type="string" calcext:value-type="string">
            <text:p>Validate filesystem item kind(s)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enum</text:p>
          </table:table-cell>
          <table:table-cell table:style-name="ce24" office:value-type="string" calcext:value-type="string">
            <text:p>Validate restricted value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office:value-type="string" calcext:value-type="string">
            <text:p>msg-e8-once</text:p>
          </table:table-cell>
          <table:table-cell office:value-type="string" calcext:value-type="string">
            <text:p>Report Error #8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sg-e9-once</text:p>
          </table:table-cell>
          <table:table-cell office:value-type="string" calcext:value-type="string">
            <text:p>Report Error #9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0:21:09.040270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6-05T00:23:38.396855708</dc:date>
    <meta:editing-duration>P3DT7H19M10S</meta:editing-duration>
    <meta:editing-cycles>93</meta:editing-cycles>
    <meta:generator>LibreOffice/4.2.3.3$Linux_X86_64 LibreOffice_project/420m0$Build-3</meta:generator>
    <meta:document-statistic meta:table-count="3" meta:cell-count="490" meta:object-count="0"/>
  </office:meta>
</office:document-meta>
</file>